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Khmer OS Battambang" svg:font-family="'Khmer OS Battambang'"/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Source Han Sans CN1" svg:font-family="'Source Han Sans CN'" style:font-family-generic="modern" style:font-pitch="fixed"/>
    <style:font-face style:name="Khmer OS" svg:font-family="'Khmer OS'" style:font-pitch="variable"/>
    <style:font-face style:name="Source Han Sans CN" svg:font-family="'Source Han Sans CN'" style:font-family-generic="system" style:font-pitch="variable"/>
    <style:font-face style:name="Source Han Serif CN" svg:font-family="'Source Han Serif CN'" style:font-family-generic="system" style:font-pitch="variable"/>
  </office:font-face-decls>
  <office:automatic-styles>
    <style:style style:name="P1" style:family="paragraph" style:parent-style-name="Preformatted_20_Text">
      <style:text-properties style:font-name="Khmer OS" style:font-name-complex="Khmer OS"/>
    </style:style>
    <style:style style:name="T1" style:family="text">
      <style:text-properties officeooo:rsid="000bc536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5 TABLE CHARACTERISTRICS</text:p>
      <text:p text:style-name="P1"/>
      <text:p text:style-name="P1">------------------------------------------------</text:p>
      <text:p text:style-name="P1"/>
      <text:p text:style-name="P1">Date: 13/1/2021</text:p>
      <text:p text:style-name="P1"/>
      <text:p text:style-name="P1">4. ហៅ Function មកប្រើ</text:p>
      <text:p text:style-name="P1"/>
      <text:p text:style-name="P1">បង្កើតអនុគមនមាន៤រៀប:</text:p>
      <text:p text:style-name="P1">- Datatype with parameter</text:p>
      <text:p text:style-name="P1">- Datatype without parameter</text:p>
      <text:p text:style-name="P1">- No Datatype with parameter</text:p>
      <text:p text:style-name="P1">- No Datatype without parameter</text:p>
      <text:p text:style-name="P1"/>
      <text:p text:style-name="P1">10. Overload function</text:p>
      <text:p text:style-name="P1"/>
      <text:p text:style-name="P1">ជាFunction ចាប់់ពី២ឡើងទៅហើយមានឈ្មោះដូចគ្នាតែចំនួន Parameter ខុសគ្នា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Khmer OS Battambang" svg:font-family="'Khmer OS Battambang'"/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Source Han Sans CN1" svg:font-family="'Source Han Sans CN'" style:font-family-generic="modern" style:font-pitch="fixed"/>
    <style:font-face style:name="Khmer OS" svg:font-family="'Khmer OS'" style:font-pitch="variable"/>
    <style:font-face style:name="Source Han Sans CN" svg:font-family="'Source Han Sans CN'" style:font-family-generic="system" style:font-pitch="variable"/>
    <style:font-face style:name="Source Han Serif CN" svg:font-family="'Source Han Serif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en" fo:country="US" style:letter-kerning="true" style:font-name-asian="Source Han Serif CN" style:font-size-asian="10.5pt" style:language-asian="zh" style:country-asian="CN" style:font-name-complex="Khmer OS Battambang" style:font-size-complex="12pt" style:language-complex="km" style:country-complex="KH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Arial" fo:font-size="12pt" fo:language="en" fo:country="US" style:font-name-asian="Source Han Serif CN" style:font-size-asian="10.5pt" style:language-asian="zh" style:country-asian="CN" style:font-name-complex="Khmer OS Battambang" style:font-size-complex="12pt" style:language-complex="km" style:country-complex="KH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Times New Roman" fo:font-family="'Times New Roman'" style:font-family-generic="roman" fo:font-size="14pt" style:font-name-asian="Source Han Sans CN" style:font-family-asian="'Source Han Sans CN'" style:font-family-generic-asian="system" style:font-pitch-asian="variable" style:font-size-asian="14pt" style:font-name-complex="Khmer OS Battambang" style:font-family-complex="'Khmer OS Battambang'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Khmer OS Battambang" style:font-family-complex="'Khmer OS Battambang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Khmer OS Battambang" style:font-family-complex="'Khmer OS Battambang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Khmer OS Battambang" style:font-family-complex="'Khmer OS Battambang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Courier New" fo:font-family="'Courier New'" style:font-family-generic="modern" style:font-pitch="fixed" fo:font-size="10pt" style:font-name-asian="Source Han Sans CN1" style:font-family-asian="'Source Han Sans CN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1-15T13:04:40.495284893</dc:date>
    <meta:editing-duration>PT1M19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11" meta:word-count="48" meta:character-count="301" meta:non-whitespace-character-count="276"/>
  </office:meta>
</office:document-meta>
</file>